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500000257C0CDAE8E2AAB60C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oppins" svg:font-family="Poppins, sans-serif"/>
  </office:font-face-decls>
  <office:automatic-styles>
    <style:style style:name="P1" style:family="paragraph" style:parent-style-name="Text_20_body">
      <style:paragraph-properties fo:margin-left="0.397cm" fo:margin-right="0.397cm" fo:margin-top="0cm" fo:margin-bottom="0.247cm" style:contextual-spacing="false" fo:text-align="start" style:justify-single-word="false" fo:text-indent="0cm" style:auto-text-indent="false" style:writing-mode="lr-tb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d2125" loext:opacity="100%" style:font-name="Poppins" fo:font-size="11.25pt" fo:letter-spacing="normal" fo:font-style="normal" fo:font-weight="normal"/>
    </style:style>
    <style:style style:name="P3" style:family="paragraph" style:parent-style-name="Text_20_body">
      <style:paragraph-properties fo:margin-left="0.397cm" fo:margin-right="0.397cm" fo:margin-top="0cm" fo:margin-bottom="0.247cm" style:contextual-spacing="false" fo:text-align="start" style:justify-single-word="false" fo:text-indent="0cm" style:auto-text-indent="false" style:writing-mode="lr-tb"/>
      <style:text-properties loext:padding="0cm" loext:border="none"/>
    </style:style>
    <style:style style:name="P4" style:family="paragraph" style:parent-style-name="Text_20_body">
      <style:paragraph-properties fo:margin-left="0.397cm" fo:margin-right="0.397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loext:padding="0cm" loext:border="none"/>
    </style:style>
    <style:style style:name="T1" style:family="text">
      <style:text-properties loext:padding="0cm" loext:border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8f9fa" fo:margin-left="0cm" fo:margin-right="0cm" style:editable="false">
        <style:columns fo:column-count="1" fo:column-gap="0cm"/>
        <style:background-image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>
        <form:form form:name="unnamed0" form:apply-filter="true" form:control-implementation="ooo:com.sun.star.form.component.Form" office:target-frame="" xlink:href="https://educacionadistancia.juntadeandalucia.es/centros/cadiz/mod/assign/view.php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yui_3_17_2_1_1698783050728_649">
        <text:section text:style-name="Sect2" text:name="intro">
          <text:section text:style-name="Sect2" text:name="yui_3_17_2_1_1698783050728_648">
            <text:section text:style-name="Sect2" text:name="yui_3_17_2_1_1698783050728_647">
              <text:p text:style-name="P1"><draw:frame draw:style-name="fr1" draw:name="Imagen1" text:anchor-type="char" svg:width="16.207cm" svg:height="10.585cm" draw:z-index="0"><draw:image xlink:href="Pictures/100000010000039500000257C0CDAE8E2AAB60C3.png" xlink:type="simple" xlink:show="embed" xlink:actuate="onLoad" draw:mime-type="image/png"/></draw:frame></text:p>
            </text:section>
          </text:section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oppins" svg:font-family="Poppins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1T19:49:46.383941048</meta:creation-date>
    <dc:date>2023-11-02T17:12:49.671823094</dc:date>
    <meta:editing-duration>PT3M46S</meta:editing-duration>
    <meta:editing-cycles>11</meta:editing-cycles>
    <meta:generator>LibreOffice/7.4.7.2$Linux_X86_64 LibreOffice_project/4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